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SourceRegistry.getDescri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ourceRegistry.processPropertySource( AnnotationAttributes propertySour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ropertySourceRegistry.PropertySourceRegistry( PropertySourceProcessor propertySource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